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25-08-27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24-08-0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23-08-28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20-03-09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18-06-07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16-07-06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14-07-29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12-05-15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12-04-13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10-09-23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9-08-28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8-06-1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7-06-0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6-10-26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6-06-0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5-10-25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5-06-0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4-10-20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4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4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3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3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3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3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2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2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2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0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0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200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199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199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2</text:p>
          </table:table-cell>
          <table:table-cell office:value-type="string" calcext:value-type="string">
            <text:p>17N 13E16DBAA2 (M-BC2)</text:p>
          </table:table-cell>
          <table:table-cell office:value-type="string" calcext:value-type="string">
            <text:p>199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